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cfe7f5" draw:textarea-horizontal-align="justify" draw:textarea-vertical-align="middle" draw:auto-grow-height="false" fo:min-height="2.48cm" fo:min-width="2.23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opacity="90%" draw:textarea-horizontal-align="left" draw:auto-grow-height="true" draw:auto-grow-width="false" fo:min-height="0.949cm" fo:min-width="0cm" draw:shadow-opacity="90%"/>
    </style:style>
    <style:style style:name="gr4" style:family="graphic" style:parent-style-name="standard">
      <style:graphic-properties svg:stroke-color="#000000" draw:fill-color="#99ff99" draw:textarea-vertical-align="middle" draw:auto-grow-height="false" fo:min-height="1.25cm" fo:min-width="0.3cm"/>
    </style:style>
    <style:style style:name="gr5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949cm" fo:min-width="2.169cm" draw:shadow-opacity="50%"/>
    </style:style>
    <style:style style:name="gr6" style:family="graphic" style:parent-style-name="standard">
      <style:graphic-properties svg:stroke-color="#000000" draw:fill-color="#ffcc00" draw:textarea-vertical-align="middle" draw:auto-grow-height="false" fo:min-height="1.25cm" fo:min-width="0.3cm"/>
    </style:style>
    <style:style style:name="gr7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1.423cm" fo:min-width="1.75cm" draw:shadow-opacity="50%"/>
    </style:style>
    <style:style style:name="gr8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949cm" fo:min-width="2.8cm" draw:shadow-opacity="50%"/>
    </style:style>
    <style:style style:name="gr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 draw:shadow="hidden"/>
    </style:style>
    <style:style style:name="gr10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949cm" fo:min-width="2.093cm" draw:shadow-opacity="50%"/>
    </style:style>
    <style:style style:name="gr1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3.65cm" fo:min-width="6.3cm" fo:padding-top="0.175cm" fo:padding-bottom="0.175cm" fo:padding-left="0.3cm" fo:padding-right="0.3cm"/>
    </style:style>
    <style:style style:name="gr12" style:family="graphic" style:parent-style-name="standard">
      <style:graphic-properties svg:stroke-color="#000000" draw:fill-color="#99ff99" draw:textarea-vertical-align="middle" draw:auto-grow-height="false" fo:min-height="1.288cm" fo:min-width="0.3cm"/>
    </style:style>
    <style:style style:name="gr13" style:family="graphic" style:parent-style-name="standard">
      <style:graphic-properties svg:stroke-color="#000000" draw:fill-color="#ffcc00" draw:textarea-vertical-align="middle" draw:auto-grow-height="false" fo:min-height="1.288cm" fo:min-width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4cm" fo:min-width="5.69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fe7f5"/>
      <style:paragraph-properties fo:text-align="center"/>
      <style:text-properties fo:font-size="16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opacity="90%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99ff99"/>
      <style:paragraph-properties fo:text-align="center"/>
    </style:style>
    <style:style style:name="P6" style:family="paragraph">
      <loext:graphic-properties draw:fill="solid" draw:fill-color="#ffffff" draw:opacity="50%"/>
      <style:paragraph-properties fo:text-align="center"/>
      <style:text-properties fo:color="#ff3333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>
      <loext:graphic-properties draw:fill-color="#ffcc00"/>
      <style:paragraph-properties fo:text-align="center"/>
    </style:style>
    <style:style style:name="P8" style:family="paragraph">
      <loext:graphic-properties draw:fill="solid" draw:fill-color="#ffffff" draw:opacity="50%"/>
      <style:paragraph-properties fo:text-align="center"/>
      <style:text-properties fo:color="#ff3333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16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3333"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fo:color="#ff3333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3" draw:id="id3" draw:layer="layout" svg:width="4cm" svg:height="4cm" svg:x="9.002cm" svg:y="1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cm" svg:height="4cm" svg:x="8cm" svg:y="7cm">
          <text:p text:style-name="P1"><text:span text:style-name="T1">WAIT</text:span></text:p>
          <text:p text:style-name="P1"><text:span text:style-name="T1">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4cm" svg:height="4cm" svg:x="1cm" svg:y="7cm">
          <text:p text:style-name="P1"><text:span text:style-name="T1">REFRESH</text:span></text:p>
          <text:p text:style-name="P1"><text:span text:style-name="T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cm" svg:y1="9cm" svg:x2="8cm" svg:y2="9cm" draw:start-shape="id1" draw:start-glue-point="10" draw:end-shape="id2" svg:d="M5000 9000h3000" svg:viewBox="0 0 3001 1">
          <text:p/>
        </draw:connector>
        <draw:frame draw:style-name="gr3" draw:text-style-name="P4" draw:layer="layout" svg:width="2.5cm" svg:height="1.199cm" svg:x="3.202cm" svg:y="2.3cm">
          <draw:text-box>
            <text:p text:style-name="P1"><text:span text:style-name="T2">From any state</text:span></text:p>
          </draw:text-box>
        </draw:frame>
        <draw:connector draw:style-name="gr2" draw:text-style-name="P3" draw:layer="layout" draw:type="curve" svg:x1="11.002cm" svg:y1="5cm" svg:x2="3cm" svg:y2="7cm" draw:start-shape="id3" draw:start-glue-point="8" draw:end-shape="id1" svg:d="M11002 5000c0 1501-8002 502-8002 2000" svg:viewBox="0 0 8003 2001">
          <text:p/>
        </draw:connector>
        <draw:g>
          <draw:custom-shape draw:style-name="gr4" draw:text-style-name="P5" draw:layer="layout" svg:width="0.8cm" svg:height="1.5cm" svg:x="12.967cm" svg:y="7.2cm">
            <text:p/>
            <draw:enhanced-geometry svg:viewBox="0 0 640 861" draw:mirror-horizontal="true" draw:text-areas="257 295 414 566" draw:type="non-primitive" draw:enhanced-path="M 640 233 L 221 293 506 12 367 0 29 406 431 347 145 645 99 520 0 861 326 765 209 711 640 233 640 233 Z N"/>
          </draw:custom-shape>
          <draw:frame draw:style-name="gr5" draw:text-style-name="P6" draw:layer="layout" svg:width="2.669cm" svg:height="1.199cm" svg:x="12.4cm" svg:y="7.3cm">
            <draw:text-box>
              <text:p text:style-name="P1"><text:span text:style-name="T3">ACK</text:span></text:p>
              <text:p text:style-name="P1"><text:span text:style-name="T3">RECEIVED</text:span></text:p>
            </draw:text-box>
          </draw:frame>
        </draw:g>
        <draw:g>
          <draw:custom-shape draw:style-name="gr6" draw:text-style-name="P7" draw:layer="layout" svg:width="0.8cm" svg:height="1.5cm" svg:x="5.617cm" svg:y="7.1cm">
            <text:p/>
            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
          </draw:custom-shape>
          <draw:frame draw:style-name="gr7" draw:text-style-name="P8" draw:layer="layout" svg:width="2.25cm" svg:height="1.673cm" svg:x="5.05cm" svg:y="7.2cm">
            <draw:text-box>
              <text:p text:style-name="P1"><text:span text:style-name="T4">Send</text:span></text:p>
              <text:p text:style-name="P1"><text:span text:style-name="T4">sensor’s</text:span></text:p>
              <text:p text:style-name="P1"><text:span text:style-name="T4">data</text:span></text:p>
            </draw:text-box>
          </draw:frame>
        </draw:g>
        <draw:g>
          <draw:custom-shape draw:style-name="gr4" draw:text-style-name="P5" draw:layer="layout" svg:width="0.8cm" svg:height="1.5cm" svg:x="5.365cm" svg:y="1cm">
            <text:p/>
            <draw:enhanced-geometry svg:viewBox="0 0 640 861" draw:mirror-horizontal="true" draw:text-areas="257 295 414 566" draw:type="non-primitive" draw:enhanced-path="M 640 233 L 221 293 506 12 367 0 29 406 431 347 145 645 99 520 0 861 326 765 209 711 640 233 640 233 Z N"/>
          </draw:custom-shape>
          <draw:frame draw:style-name="gr8" draw:text-style-name="P6" draw:layer="layout" svg:width="3.3cm" svg:height="1.199cm" svg:x="4.2cm" svg:y="1.2cm">
            <draw:text-box>
              <text:p text:style-name="P1"><text:span text:style-name="T3">DISCONNECT</text:span></text:p>
            </draw:text-box>
          </draw:frame>
        </draw:g>
        <draw:connector draw:style-name="gr9" draw:text-style-name="P3" draw:layer="layout" draw:type="curve" svg:x1="4.941cm" svg:y1="3.046cm" svg:x2="9.587cm" svg:y2="1.585cm" draw:end-shape="id3" draw:end-glue-point="5" svg:d="M4941 3046c2634 0 311-1461 4646-1461" svg:viewBox="0 0 4647 1462">
          <text:p/>
        </draw:connector>
        <draw:g>
          <draw:custom-shape draw:style-name="gr4" draw:text-style-name="P5" draw:layer="layout" svg:width="0.8cm" svg:height="1.5cm" svg:x="6.474cm" svg:y="4.4cm">
            <text:p/>
            <draw:enhanced-geometry svg:viewBox="0 0 640 861" draw:mirror-horizontal="true" draw:text-areas="257 295 414 566" draw:type="non-primitive" draw:enhanced-path="M 640 233 L 221 293 506 12 367 0 29 406 431 347 145 645 99 520 0 861 326 765 209 711 640 233 640 233 Z N"/>
          </draw:custom-shape>
          <draw:frame draw:style-name="gr10" draw:text-style-name="P6" draw:layer="layout" svg:width="2.593cm" svg:height="1.199cm" svg:x="5.907cm" svg:y="4.5cm">
            <draw:text-box>
              <text:p text:style-name="P1"><text:span text:style-name="T3">CONNECT</text:span></text:p>
            </draw:text-box>
          </draw:frame>
        </draw:g>
        <draw:g>
          <draw:custom-shape draw:style-name="gr11" draw:text-style-name="P9" draw:layer="layout" svg:width="6.9cm" svg:height="4cm" svg:x="14cm" svg:y="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0.8cm" svg:height="1.538cm" svg:x="14.1cm" svg:y="1.308cm">
            <text:p/>
            <draw:enhanced-geometry svg:viewBox="0 0 640 861" draw:mirror-horizontal="true" draw:text-areas="257 295 414 566" draw:type="non-primitive" draw:enhanced-path="M 640 233 L 221 293 506 12 367 0 29 406 431 347 145 645 99 520 0 861 326 765 209 711 640 233 640 233 Z N"/>
          </draw:custom-shape>
          <draw:custom-shape draw:style-name="gr13" draw:text-style-name="P7" draw:layer="layout" svg:width="0.8cm" svg:height="1.538cm" svg:x="14.1cm" svg:y="3.359cm">
            <text:p/>
            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
          </draw:custom-shape>
          <draw:frame draw:style-name="gr14" draw:text-style-name="P10" draw:layer="layout" svg:width="6.192cm" svg:height="3.174cm" svg:x="14.708cm" svg:y="1.513cm">
            <draw:text-box>
              <text:p>= message received</text:p>
              <text:p/>
              <text:p/>
              <text:p>= message sent</text:p>
            </draw:text-box>
          </draw:frame>
        </draw:g>
        <draw:custom-shape draw:style-name="gr1" draw:text-style-name="P2" xml:id="id4" draw:id="id4" draw:layer="layout" svg:width="4cm" svg:height="4cm" svg:x="16cm" svg:y="7cm">
          <text:p text:style-name="P1"><text:span text:style-name="T1">D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2cm" svg:y1="9cm" svg:x2="16cm" svg:y2="9cm" draw:start-shape="id2" draw:start-glue-point="10" draw:end-shape="id4" svg:d="M12000 9000h4000" svg:viewBox="0 0 4001 1">
          <text:p/>
        </draw:connector>
        <draw:connector draw:style-name="gr2" draw:text-style-name="P3" draw:layer="layout" draw:type="curve" draw:line-skew="0.772cm" svg:x1="18cm" svg:y1="11cm" svg:x2="3cm" svg:y2="11cm" draw:start-shape="id4" draw:end-shape="id1" draw:end-glue-point="8" svg:d="M18000 11000c0 1986-15000 1986-15000 0" svg:viewBox="0 0 15001 14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ristian Tagliaferri</meta:initial-creator>
    <meta:creation-date>2015-10-16T17:37:41.079000000</meta:creation-date>
    <dc:date>2016-07-15T10:12:40.361000000</dc:date>
    <dc:creator>Cristian Tagliaferri</dc:creator>
    <meta:editing-duration>PT1H9M17S</meta:editing-duration>
    <meta:editing-cycles>21</meta:editing-cycles>
    <meta:generator>LibreOffice/5.1.2.2$Windows_x86 LibreOffice_project/d3bf12ecb743fc0d20e0be0c58ca359301eb705f</meta:generator>
    <dc:title>ARIS Demo 3 - BLE FSM</dc:title>
    <meta:document-statistic meta:object-count="27"/>
  </office:meta>
</office:document-meta>
</file>